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jpeg" manifest:full-path="Pictures/10000000000001A800000056EA0521F4.jpg"/>
  <manifest:file-entry manifest:media-type="image/png" manifest:full-path="Pictures/1000000000000118000001499BD871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8cm" fo:min-width="3.672cm"/>
    </style:style>
    <style:style style:name="gr4" style:family="graphic" style:parent-style-name="standard">
      <style:graphic-properties draw:fill="solid" draw:fill-color="#ff0000" draw:auto-grow-height="false" fo:min-height="0.749cm" fo:min-width="0.499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3.9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6cm" fo:min-width="2.75cm"/>
    </style:style>
    <style:style style:name="gr8" style:family="graphic" style:parent-style-name="standard">
      <style:graphic-properties draw:stroke="none" svg:stroke-width="0.152cm" svg:stroke-color="#c0c0c0" draw:marker-start-width="0.427cm" draw:marker-end-width="0.427cm" draw:fill="none" draw:fill-color="#ffffff" draw:textarea-horizontal-align="left" draw:auto-grow-height="true" draw:auto-grow-width="false" fo:min-height="2.843cm" fo:min-width="6.417cm" fo:padding-top="0.2cm" fo:padding-bottom="0.2cm" fo:padding-left="0.325cm" fo:padding-right="0.325cm" draw:shadow="hidden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5cm" fo:min-width="1.257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solid" draw:fill="solid" draw:fill-color="#ffff66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9cm" fo:min-width="0cm"/>
    </style:style>
    <style:style style:name="gr2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1.257cm"/>
    </style:style>
    <style:style style:name="gr2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ffff99" draw:textarea-vertical-align="middle" draw:auto-grow-height="false" fo:min-height="0.749cm" fo:min-width="0.499cm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style:paragraph-properties fo:margin-left="0cm" fo:margin-right="0cm" fo:margin-top="0.3cm" fo:margin-bottom="0.3cm" fo:line-height="100%" fo:text-indent="0cm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8" style:family="paragraph">
      <style:text-properties fo:color="#666666" fo:font-size="66pt" fo:font-weight="bold" style:font-size-asian="66pt" style:font-weight-asian="bold" style:font-size-complex="66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text-properties fo:font-size="9pt" style:font-size-asian="9pt" style:font-size-complex="9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text-align="star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ff0000" style:text-outline="false" style:text-line-through-style="none" fo:font-family="Arial" style:font-family-generic="roman" style:font-pitch="variable" fo:font-size="66pt" fo:font-style="normal" fo:text-shadow="none" style:text-underline-style="none" fo:font-weight="bold" style:letter-kerning="true" style:font-family-asian="'DejaVu Sans'" style:font-family-generic-asian="system" style:font-pitch-asian="variable" style:font-size-asian="66pt" style:font-style-asian="normal" style:font-weight-asian="bold" style:font-family-complex="'Lohit Hindi'" style:font-family-generic-complex="system" style:font-pitch-complex="variable" style:font-size-complex="6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666666" fo:font-size="88pt" fo:font-weight="bold" style:font-size-asian="88pt" style:font-weight-asian="bold" style:font-size-complex="88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layer="layout" svg:width="18.202cm" svg:height="0.962cm" svg:x="1.439cm" svg:y="5.296cm">
            <draw:text-box>
              <text:p>Bringing Naturally Developed Scientific Applications to the Web</text:p>
            </draw:text-box>
          </draw:frame>
          <draw:frame draw:style-name="gr2" draw:text-style-name="P1" draw:layer="layout" svg:width="15.974cm" svg:height="3.239cm" svg:x="1.627cm" svg:y="1.97cm">
            <draw:image xlink:href="Pictures/10000000000001A800000056EA0521F4.jpg" xlink:type="simple" xlink:show="embed" xlink:actuate="onLoad">
              <text:p/>
            </draw:image>
          </draw:frame>
        </draw:g>
        <draw:frame draw:style-name="gr2" draw:text-style-name="P1" draw:layer="layout" svg:width="5.23cm" svg:height="1.061cm" svg:x="13.516cm" svg:y="18.741cm">
          <draw:image xlink:href="Pictures/10000000000001A800000056EA0521F4.jpg" xlink:type="simple" xlink:show="embed" xlink:actuate="onLoad">
            <text:p/>
          </draw:image>
        </draw:frame>
        <draw:frame draw:style-name="gr3" draw:text-style-name="P3" draw:layer="layout" svg:width="4.004cm" svg:height="0.806cm" svg:x="15.092cm" svg:y="17.962cm">
          <draw:text-box>
            <text:p text:style-name="P2"><text:span text:style-name="T1">POWERED</text:span><text:span text:style-name="T2">BY</text:span></text:p>
          </draw:text-box>
        </draw:frame>
        <draw:g>
          <draw:g>
            <draw:custom-shape draw:style-name="gr4" draw:layer="layout" svg:width="5.118cm" svg:height="4.447cm" svg:x="0.899cm" svg:y="20.926cm">
              <text:p/>
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frame draw:style-name="gr5" draw:text-style-name="P4" draw:layer="layout" svg:width="4.119cm" svg:height="3.388cm" svg:x="1.415cm" svg:y="21.44cm">
              <draw:image xlink:href="Pictures/1000000000000118000001499BD8714B.png" xlink:type="simple" xlink:show="embed" xlink:actuate="onLoad">
                <text:p text:style-name="P1"><text:span text:style-name="T3">DIF</text:span></text:p>
              </draw:image>
            </draw:frame>
          </draw:g>
          <draw:frame draw:style-name="gr6" draw:text-style-name="P5" draw:layer="layout" svg:width="15.206cm" svg:height="4.173cm" svg:x="6.384cm" svg:y="21.444cm">
            <draw:text-box>
              <text:p text:style-name="P5"><text:span text:style-name="T4">Diffusion</text:span><text:span text:style-name="T5"><text:line-break/></text:span><text:span text:style-name="T6">Montecarlo Random Walk</text:span></text:p>
            </draw:text-box>
          </draw:frame>
        </draw:g>
        <draw:frame draw:style-name="gr2" draw:text-style-name="P1" draw:layer="layout" svg:width="7.277cm" svg:height="1.476cm" svg:x="2.301cm" svg:y="10.919cm">
          <draw:image xlink:href="Pictures/10000000000001A800000056EA0521F4.jpg" xlink:type="simple" xlink:show="embed" xlink:actuate="onLoad">
            <text:p/>
          </draw:image>
        </draw:frame>
        <draw:frame draw:style-name="gr7" draw:text-style-name="P7" draw:layer="layout" svg:width="9.193cm" svg:height="2.143cm" svg:x="9.698cm" svg:y="10.637cm">
          <draw:text-box>
            <text:p text:style-name="P6"><text:span text:style-name="T7">Server Site</text:span></text:p>
          </draw:text-box>
        </draw:frame>
        <draw:frame draw:style-name="gr8" draw:text-style-name="P8" draw:layer="layout" svg:width="17.336cm" svg:height="3.868cm" svg:x="1.69cm" svg:y="7.448cm">
          <draw:text-box>
            <text:p text:style-name="P8"><text:span text:style-name="T8">Test Server</text:span></text:p>
          </draw:text-box>
        </draw:frame>
        <draw:frame draw:style-name="gr8" draw:text-style-name="P8" draw:layer="layout" svg:width="17.336cm" svg:height="3.868cm" svg:x="1.744cm" svg:y="13.216cm">
          <draw:text-box>
            <text:p text:style-name="P8"><text:span text:style-name="T8">Test Server</text:span></text:p>
          </draw:text-box>
        </draw:frame>
      </draw:page>
      <draw:page draw:name="page2" draw:style-name="dp1" draw:master-page-name="Default">
        <draw:g>
          <draw:custom-shape draw:style-name="gr9" draw:text-style-name="P1" draw:layer="layout" svg:width="7.325cm" svg:height="8.119cm" svg:x="7.436cm" svg:y="6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g>
                <draw:custom-shape draw:style-name="gr10" draw:text-style-name="P9" draw:layer="layout" svg:width="2.117cm" svg:height="2.808cm" svg:x="8.374cm" svg:y="7.38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1" draw:text-style-name="P9" draw:layer="layout" svg:width="2.117cm" svg:height="2.808cm" svg:x="8.52cm" svg:y="7.53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2" draw:text-style-name="P9" draw:layer="layout" svg:width="2.117cm" svg:height="2.808cm" svg:x="8.679cm" svg:y="7.674cm">
                  <text:p/>
                  <draw:enhanced-geometry svg:viewBox="0 0 21600 21600" draw:type="rectangle" draw:enhanced-path="M 0 0 L 21600 0 21600 21600 0 21600 0 0 Z N"/>
                </draw:custom-shape>
              </draw:g>
              <draw:frame draw:style-name="gr13" draw:text-style-name="P10" draw:layer="layout" svg:width="1.806cm" svg:height="0.615cm" svg:x="8.747cm" svg:y="7.859cm">
                <draw:text-box>
                  <text:p><text:span text:style-name="T9">#include</text:span></text:p>
                </draw:text-box>
              </draw:frame>
              <draw:line draw:style-name="gr14" draw:text-style-name="P1" draw:layer="layout" svg:x1="8.896cm" svg:y1="8.473cm" svg:x2="10.61cm" svg:y2="8.473cm">
                <text:p/>
              </draw:line>
              <draw:line draw:style-name="gr14" draw:text-style-name="P1" draw:layer="layout" svg:x1="8.896cm" svg:y1="8.727cm" svg:x2="10.61cm" svg:y2="8.727cm">
                <text:p/>
              </draw:line>
              <draw:line draw:style-name="gr14" draw:text-style-name="P1" draw:layer="layout" svg:x1="8.896cm" svg:y1="8.981cm" svg:x2="10.61cm" svg:y2="8.981cm">
                <text:p/>
              </draw:line>
              <draw:line draw:style-name="gr14" draw:text-style-name="P1" draw:layer="layout" svg:x1="8.896cm" svg:y1="9.235cm" svg:x2="10.61cm" svg:y2="9.235cm">
                <text:p/>
              </draw:line>
              <draw:line draw:style-name="gr14" draw:text-style-name="P1" draw:layer="layout" svg:x1="8.896cm" svg:y1="9.489cm" svg:x2="10.61cm" svg:y2="9.489cm">
                <text:p/>
              </draw:line>
              <draw:line draw:style-name="gr14" draw:text-style-name="P1" draw:layer="layout" svg:x1="8.896cm" svg:y1="9.743cm" svg:x2="10.61cm" svg:y2="9.743cm">
                <text:p/>
              </draw:line>
              <draw:line draw:style-name="gr14" draw:text-style-name="P1" draw:layer="layout" svg:x1="8.896cm" svg:y1="9.997cm" svg:x2="10.61cm" svg:y2="9.997cm">
                <text:p/>
              </draw:line>
            </draw:g>
            <draw:frame draw:style-name="gr1" draw:text-style-name="P11" draw:layer="layout" svg:width="2.06cm" svg:height="0.725cm" svg:x="8.443cm" svg:y="6.716cm">
              <draw:text-box>
                <text:p><text:span text:style-name="T10">Sources</text:span></text:p>
              </draw:text-box>
            </draw:frame>
          </draw:g>
          <draw:g>
            <draw:g>
              <draw:custom-shape draw:style-name="gr15" draw:text-style-name="P1" draw:layer="layout" svg:width="1.181cm" svg:height="0.758cm" svg:x="11.635cm" svg:y="7.92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5" draw:text-style-name="P1" draw:layer="layout" svg:width="2.564cm" svg:height="1.545cm" svg:x="11.426cm" svg:y="8.07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15" draw:text-style-name="P1" draw:layer="layout" svg:width="1.181cm" svg:height="0.758cm" svg:x="11.789cm" svg:y="8.18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5" draw:text-style-name="P1" draw:layer="layout" svg:width="2.564cm" svg:height="1.545cm" svg:x="11.58cm" svg:y="8.33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15" draw:text-style-name="P1" draw:layer="layout" svg:width="1.181cm" svg:height="0.758cm" svg:x="11.99cm" svg:y="8.44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5" draw:text-style-name="P1" draw:layer="layout" svg:width="2.564cm" svg:height="1.545cm" svg:x="11.781cm" svg:y="8.59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16" draw:text-style-name="P11" draw:layer="layout" svg:width="1.493cm" svg:height="0.725cm" svg:x="11.982cm" svg:y="7.299cm">
              <draw:text-box>
                <text:p><text:span text:style-name="T10">Extra</text:span></text:p>
              </draw:text-box>
            </draw:frame>
          </draw:g>
          <draw:g>
            <draw:g>
              <draw:g>
                <draw:custom-shape draw:style-name="gr17" draw:text-style-name="P9" draw:layer="layout" svg:width="2.117cm" svg:height="2.808cm" svg:x="11.375cm" svg:y="11.04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9" draw:layer="layout" svg:width="2.117cm" svg:height="2.808cm" svg:x="11.521cm" svg:y="11.19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9" draw:text-style-name="P9" draw:layer="layout" svg:width="2.117cm" svg:height="2.808cm" svg:x="11.68cm" svg:y="11.332cm">
                  <text:p/>
                  <draw:enhanced-geometry svg:viewBox="0 0 21600 21600" draw:type="rectangle" draw:enhanced-path="M 0 0 L 21600 0 21600 21600 0 21600 0 0 Z N"/>
                </draw:custom-shape>
              </draw:g>
              <draw:frame draw:style-name="gr13" draw:text-style-name="P10" draw:layer="layout" svg:width="1.806cm" svg:height="0.615cm" svg:x="11.748cm" svg:y="11.517cm">
                <draw:text-box>
                  <text:p><text:span text:style-name="T9">#!script</text:span></text:p>
                </draw:text-box>
              </draw:frame>
              <draw:line draw:style-name="gr14" draw:text-style-name="P1" draw:layer="layout" svg:x1="11.897cm" svg:y1="12.131cm" svg:x2="13.611cm" svg:y2="12.131cm">
                <text:p/>
              </draw:line>
              <draw:line draw:style-name="gr14" draw:text-style-name="P1" draw:layer="layout" svg:x1="11.897cm" svg:y1="12.385cm" svg:x2="13.611cm" svg:y2="12.385cm">
                <text:p/>
              </draw:line>
              <draw:line draw:style-name="gr14" draw:text-style-name="P1" draw:layer="layout" svg:x1="11.897cm" svg:y1="12.639cm" svg:x2="13.611cm" svg:y2="12.639cm">
                <text:p/>
              </draw:line>
              <draw:line draw:style-name="gr14" draw:text-style-name="P1" draw:layer="layout" svg:x1="11.897cm" svg:y1="12.893cm" svg:x2="13.611cm" svg:y2="12.893cm">
                <text:p/>
              </draw:line>
              <draw:line draw:style-name="gr14" draw:text-style-name="P1" draw:layer="layout" svg:x1="11.897cm" svg:y1="13.147cm" svg:x2="13.611cm" svg:y2="13.147cm">
                <text:p/>
              </draw:line>
              <draw:line draw:style-name="gr14" draw:text-style-name="P1" draw:layer="layout" svg:x1="11.897cm" svg:y1="13.401cm" svg:x2="13.611cm" svg:y2="13.401cm">
                <text:p/>
              </draw:line>
              <draw:line draw:style-name="gr14" draw:text-style-name="P1" draw:layer="layout" svg:x1="11.897cm" svg:y1="13.655cm" svg:x2="13.611cm" svg:y2="13.655cm">
                <text:p/>
              </draw:line>
            </draw:g>
            <draw:frame draw:style-name="gr20" draw:text-style-name="P11" draw:layer="layout" svg:width="1.797cm" svg:height="0.725cm" svg:x="11.617cm" svg:y="10.346cm">
              <draw:text-box>
                <text:p><text:span text:style-name="T10">Scripts</text:span></text:p>
              </draw:text-box>
            </draw:frame>
          </draw:g>
          <draw:g>
            <draw:g>
              <draw:custom-shape draw:style-name="gr21" draw:text-style-name="P9" draw:layer="layout" svg:width="2.117cm" svg:height="2.808cm" svg:x="8.264cm" svg:y="11.315cm">
                <text:p/>
                <draw:enhanced-geometry svg:viewBox="0 0 21600 21600" draw:type="rectangle" draw:enhanced-path="M 0 0 L 21600 0 21600 21600 0 21600 0 0 Z N"/>
              </draw:custom-shape>
              <draw:custom-shape draw:style-name="gr22" draw:text-style-name="P9" draw:layer="layout" svg:width="2.117cm" svg:height="2.808cm" svg:x="8.41cm" svg:y="11.461cm">
                <text:p/>
                <draw:enhanced-geometry svg:viewBox="0 0 21600 21600" draw:type="rectangle" draw:enhanced-path="M 0 0 L 21600 0 21600 21600 0 21600 0 0 Z N"/>
              </draw:custom-shape>
              <draw:custom-shape draw:style-name="gr23" draw:text-style-name="P9" draw:layer="layout" svg:width="2.117cm" svg:height="2.808cm" svg:x="8.569cm" svg:y="11.6cm">
                <text:p/>
                <draw:enhanced-geometry svg:viewBox="0 0 21600 21600" draw:type="rectangle" draw:enhanced-path="M 0 0 L 21600 0 21600 21600 0 21600 0 0 Z N"/>
              </draw:custom-shape>
              <draw:frame draw:style-name="gr24" draw:text-style-name="P10" draw:layer="layout" svg:width="2.011cm" svg:height="2.462cm" svg:x="8.658cm" svg:y="11.764cm">
                <draw:text-box>
                  <text:p><text:span text:style-name="T9">01011110101010101010100101010101011111111110011111</text:span></text:p>
                </draw:text-box>
              </draw:frame>
            </draw:g>
            <draw:frame draw:style-name="gr20" draw:text-style-name="P11" draw:layer="layout" svg:width="2.153cm" svg:height="0.725cm" svg:x="8.259cm" svg:y="10.657cm">
              <draw:text-box>
                <text:p><text:span text:style-name="T10">Datafiles</text:span></text:p>
              </draw:text-box>
            </draw:frame>
          </draw:g>
          <draw:custom-shape draw:style-name="gr25" draw:text-style-name="P12" draw:layer="layout" svg:width="4.484cm" svg:height="1.81cm" svg:x="2.674cm" svg:y="7.771cm">
            <text:p text:style-name="P12"><text:span text:style-name="T11">Keyboard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5" draw:text-style-name="P12" draw:layer="layout" svg:width="4.484cm" svg:height="1.81cm" svg:x="2.674cm" svg:y="12.199cm">
            <text:p text:style-name="P12">Command<text:line-break/>Line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5" draw:text-style-name="P12" draw:layer="layout" svg:width="4.484cm" svg:height="1.81cm" svg:x="2.674cm" svg:y="9.998cm">
            <text:p text:style-name="P12">Input <text:line-break/>files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6" draw:text-style-name="P1" draw:layer="layout" svg:width="4.568cm" svg:height="2.005cm" svg:x="15.151cm" svg:y="7.576cm">
            <text:p text:style-name="P1"><text:span text:style-name="T2">Screen</text:span><text:span text:style-name="T2"><text:line-break/></text:span><text:span text:style-name="T2">stdout</text:span><text:span text:style-name="T2"><text:line-break/></text:span><text:span text:style-name="T2">stderr</text:span></text:p>
            <draw:enhanced-geometry draw:text-areas="4000 ?f1 ?f5 ?f2" draw:glue-points="0 10800 21600 10800 ?f0 0 ?f0 21600" draw:type="mso-spt100" draw:modifiers="12906.1063690085 1772.30769230769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26" draw:text-style-name="P1" draw:layer="layout" svg:width="4.568cm" svg:height="2.005cm" svg:x="15.122cm" svg:y="9.945cm">
            <text:p text:style-name="P1"><text:span text:style-name="T12">Output </text:span><text:span text:style-name="T12"><text:line-break/></text:span><text:span text:style-name="T12">files</text:span></text:p>
            <draw:enhanced-geometry draw:text-areas="4000 ?f1 ?f5 ?f2" draw:glue-points="0 10800 21600 10800 ?f0 0 ?f0 21600" draw:type="mso-spt100" draw:modifiers="12906.1063690085 1772.30769230769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26" draw:text-style-name="P1" draw:layer="layout" svg:width="4.568cm" svg:height="2.005cm" svg:x="15.124cm" svg:y="12.284cm">
            <text:p text:style-name="P1">Images</text:p>
            <draw:enhanced-geometry draw:text-areas="4000 ?f1 ?f5 ?f2" draw:glue-points="0 10800 21600 10800 ?f0 0 ?f0 21600" draw:type="mso-spt100" draw:modifiers="12906.1063690085 1772.30769230769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g>
            <draw:custom-shape draw:style-name="gr27" draw:text-style-name="P1" draw:layer="layout" svg:width="3.059cm" svg:height="2.924cm" draw:transform="rotate (1.5707963267946) translate (7.879cm 17.974cm)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" draw:text-style-name="P11" draw:layer="layout" svg:width="3.22cm" svg:height="0.763cm" svg:x="7.731cm" svg:y="16.126cm">
              <draw:text-box>
                <text:p><text:span text:style-name="T13">Configuration</text:span></text:p>
              </draw:text-box>
            </draw:frame>
          </draw:g>
          <draw:g>
            <draw:custom-shape draw:style-name="gr27" draw:text-style-name="P1" draw:layer="layout" svg:width="3.059cm" svg:height="2.924cm" draw:transform="rotate (1.5707963267946) translate (11.444cm 17.946cm)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" draw:text-style-name="P11" draw:layer="layout" svg:width="3.067cm" svg:height="1.275cm" svg:x="11.296cm" svg:y="15.875cm">
              <draw:text-box>
                <text:p><text:span text:style-name="T13">Environment</text:span></text:p>
                <text:p text:style-name="P1"><text:span text:style-name="T13">Variables</text:span></text:p>
              </draw:text-box>
            </draw:frame>
          </draw:g>
          <draw:g>
            <draw:custom-shape draw:style-name="gr28" draw:text-style-name="P1" draw:layer="layout" svg:width="3.286cm" svg:height="1.504cm" svg:x="7.759cm" svg:y="4.106cm">
              <text:p text:style-name="P1"><text:span text:style-name="T11">Third party</text:span><text:span text:style-name="T11"><text:line-break/></text:span><text:span text:style-name="T11">softwar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1" draw:layer="layout" svg:width="1.838cm" svg:height="0.78cm" svg:x="8.483cm" svg:y="5.737cm">
              <text:p/>
              <draw:enhanced-geometry svg:viewBox="0 0 21600 21600" draw:text-areas="?f0 0 ?f2 ?f5" draw:type="down-arrow" draw:modifiers="8490.65300896287 6213.37683523654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g>
            <draw:custom-shape draw:style-name="gr28" draw:text-style-name="P1" draw:layer="layout" svg:width="3.286cm" svg:height="1.504cm" svg:x="11.24cm" svg:y="4.079cm">
              <text:p text:style-name="P1"><text:span text:style-name="T11">Third party</text:span><text:span text:style-name="T11"><text:line-break/></text:span><text:span text:style-name="T11">softwar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1" draw:layer="layout" svg:width="1.838cm" svg:height="0.78cm" svg:x="11.964cm" svg:y="5.71cm">
              <text:p/>
              <draw:enhanced-geometry svg:viewBox="0 0 21600 21600" draw:text-areas="?f0 0 ?f2 ?f5" draw:type="down-arrow" draw:modifiers="8490.65300896287 6213.37683523654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draw:g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rge Zuluaga</meta:initial-creator>
    <meta:creation-date>2011-10-24T19:09:20</meta:creation-date>
    <dc:date>2011-12-12T09:25:13</dc:date>
    <dc:creator>root </dc:creator>
    <meta:editing-duration>PT21H09M20S</meta:editing-duration>
    <meta:editing-cycles>6</meta:editing-cycles>
    <meta:generator>OpenOffice.org/3.2$Unix OpenOffice.org_project/320m19$Build-9505</meta:generator>
    <meta:document-statistic meta:object-count="82"/>
  </office:meta>
</office:document-meta>
</file>